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Standard">
      <style:text-properties style:font-name="Times New Roman" style:font-name-asian="Times New Roman1" style:language-asian="es" style:country-asian="ES" style:font-name-complex="Times New Roman1"/>
    </style:style>
    <style:style style:name="P3" style:family="paragraph" style:parent-style-name="Standard">
      <style:paragraph-properties fo:background-color="#ffffff">
        <style:background-image/>
      </style:paragraph-properties>
    </style:style>
    <style:style style:name="T1" style:family="text">
      <style:text-properties fo:language="es" fo:country="ES"/>
    </style:style>
    <style:style style:name="T2" style:family="text">
      <style:text-properties fo:color="#000000" style:font-name="Calibri" style:font-name-asian="Times New Roman1" style:language-asian="es" style:country-asian="ES" style:font-name-complex="Times New Roman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3333" style:font-name="Calibri" style:font-name-asian="Times New Roman1" style:language-asian="es" style:country-asian="ES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85839048446107947" text:style-name="Outline">
        <text:list-item>
          <text:list>
            <text:list-item>
              <text:h text:style-name="P1" text:outline-level="2"><text:span text:style-name="T1">Datos de entrada <text:s text:c="13"/><text:tab/><text:tab/> <text:s text:c="9"/>Salida</text:span></text:h>
            </text:list-item>
          </text:list>
        </text:list-item>
      </text:list>
      <text:p text:style-name="Standard"/>
      <text:p text:style-name="P3"><text:span text:style-name="T2">20</text:span><text:bookmark text:name="_GoBack"/></text:p>
      <text:p text:style-name="P3"><text:span text:style-name="T2">2,0, 3 <text:s text:c="71"/>-1</text:span></text:p>
      <text:p text:style-name="P3"><text:span text:style-name="T2">1,1, 3 <text:s text:c="71"/>-1</text:span></text:p>
      <text:p text:style-name="P3"><text:span text:style-name="T2">1,2, 1 <text:s text:c="72"/>0</text:span></text:p>
      <text:p text:style-name="P3"><text:span text:style-name="T2">2,3, 2   <text:s text:c="10"/>-1 <text:s text:c="56"/>0</text:span></text:p>
      <text:p text:style-name="P3"><text:span text:style-name="T2">1,2, 0    <text:s text:c="9"/>-1 <text:s text:c="55"/>-1</text:span></text:p>
      <text:p text:style-name="P3"><text:span text:style-name="T2">3,2, 7 <text:s/>  <text:s text:c="10"/>0 <text:s text:c="56"/>1</text:span></text:p>
      <text:p text:style-name="P3"><text:span text:style-name="T2">2,2, 7   <text:s text:c="70"/>1</text:span></text:p>
      <text:p text:style-name="P3"><text:span text:style-name="T2">1,9, 7 <text:s text:c="72"/>0</text:span></text:p>
      <text:p text:style-name="P3"><text:span text:style-name="T2">3,9, 2 <text:s text:c="13"/>0 <text:s text:c="55"/>-1</text:span></text:p>
      <text:p text:style-name="P3"><text:span text:style-name="T2">1,1,10 <text:s text:c="71"/>0</text:span></text:p>
      <text:p text:style-name="P3"><text:span text:style-name="T2">2,10,2 <text:s text:c="11"/>-1</text:span></text:p>
      <text:p text:style-name="P3"><text:span text:style-name="T2">2,10, 27 </text:span></text:p>
      <text:p text:style-name="P3"><text:span text:style-name="T2">3,27, 9   <text:s text:c="9"/>1 </text:span><text:span text:style-name="T4">0</text:span></text:p>
      <text:p text:style-name="P3"><text:span text:style-name="T2">4,27, 10 <text:s text:c="9"/>1</text:span></text:p>
      <text:p text:style-name="P3"><text:span text:style-name="T2">1,439, 32 </text:span></text:p>
      <text:p text:style-name="P3"><text:span text:style-name="T2">1,32, 89</text:span></text:p>
      <text:p text:style-name="P3"><text:span text:style-name="T2">2, 89, 205</text:span></text:p>
      <text:p text:style-name="P3"><text:span text:style-name="T2">3,205,439 <text:s text:c="6"/>0</text:span></text:p>
      <text:p text:style-name="P3"><text:span text:style-name="T2">1,205,32  <text:s text:c="6"/>-1</text:span></text:p>
      <text:p text:style-name="P3"><text:span text:style-name="T2">4,205,1  <text:s text:c="9"/>0</text:span></text:p>
      <text:p text:style-name="P3"><text:span text:style-name="T2">0,0,0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s" fo:country="ES" style:font-name-asian="Arial Unicode M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gelio Dávila</meta:initial-creator>
    <meta:editing-cycles>22</meta:editing-cycles>
    <meta:creation-date>2018-08-16T00:42:00</meta:creation-date>
    <dc:date>2019-03-17T16:22:43</dc:date>
    <meta:editing-duration>PT3H43M58S</meta:editing-duration>
    <meta:generator>OpenOffice/4.1.2$Unix OpenOffice.org_project/412m3$Build-9782</meta:generator>
    <meta:document-statistic meta:table-count="0" meta:image-count="0" meta:object-count="0" meta:page-count="1" meta:paragraph-count="23" meta:word-count="63" meta:character-count="1002"/>
    <meta:user-defined meta:name="AppVersion">15.0000</meta:user-defined>
    <meta:user-defined meta:name="Company">MiCa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